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403cm" style:rel-column-width="3063*"/>
    </style:style>
    <style:style style:name="Table1.B" style:family="table-column">
      <style:table-column-properties style:column-width="11.598cm" style:rel-column-width="657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787cm" style:rel-column-width="2147*"/>
    </style:style>
    <style:style style:name="Table2.B" style:family="table-column">
      <style:table-column-properties style:column-width="2.702cm" style:rel-column-width="1532*"/>
    </style:style>
    <style:style style:name="Table2.C" style:family="table-column">
      <style:table-column-properties style:column-width="10.511cm" style:rel-column-width="595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Heading_20_3">
      <style:text-properties officeooo:rsid="0001efe0" officeooo:paragraph-rsid="0001efe0"/>
    </style:style>
    <style:style style:name="P2" style:family="paragraph" style:parent-style-name="Heading_20_3">
      <style:text-properties officeooo:rsid="00033ff1" officeooo:paragraph-rsid="00033ff1"/>
    </style:style>
    <style:style style:name="P3" style:family="paragraph" style:parent-style-name="Heading_20_3">
      <style:text-properties officeooo:rsid="00043848" officeooo:paragraph-rsid="00043848"/>
    </style:style>
    <style:style style:name="P4" style:family="paragraph" style:parent-style-name="Heading_20_3">
      <style:text-properties officeooo:rsid="0004889a" officeooo:paragraph-rsid="0004889a"/>
    </style:style>
    <style:style style:name="P5" style:family="paragraph" style:parent-style-name="Text_20_body">
      <style:text-properties officeooo:rsid="0001c693" officeooo:paragraph-rsid="0001c693"/>
    </style:style>
    <style:style style:name="P6" style:family="paragraph" style:parent-style-name="Text_20_body">
      <style:text-properties officeooo:rsid="0001c693" officeooo:paragraph-rsid="00033ff1"/>
    </style:style>
    <style:style style:name="P7" style:family="paragraph" style:parent-style-name="Text_20_body">
      <style:text-properties officeooo:paragraph-rsid="0001c693"/>
    </style:style>
    <style:style style:name="P8" style:family="paragraph" style:parent-style-name="Text_20_body">
      <style:text-properties officeooo:rsid="0001efe0" officeooo:paragraph-rsid="0001efe0"/>
    </style:style>
    <style:style style:name="P9" style:family="paragraph" style:parent-style-name="Text_20_body">
      <style:text-properties officeooo:rsid="0001efe0" officeooo:paragraph-rsid="00033ff1"/>
    </style:style>
    <style:style style:name="P10" style:family="paragraph" style:parent-style-name="Text_20_body">
      <style:text-properties officeooo:rsid="0001efe0" officeooo:paragraph-rsid="00043848"/>
    </style:style>
    <style:style style:name="P11" style:family="paragraph" style:parent-style-name="Text_20_body">
      <style:text-properties officeooo:rsid="00043848" officeooo:paragraph-rsid="00033ff1"/>
    </style:style>
    <style:style style:name="P12" style:family="paragraph" style:parent-style-name="Text_20_body">
      <style:text-properties officeooo:rsid="00043848" officeooo:paragraph-rsid="00043848"/>
    </style:style>
    <style:style style:name="P13" style:family="paragraph" style:parent-style-name="Text_20_body">
      <style:text-properties officeooo:paragraph-rsid="0004889a"/>
    </style:style>
    <style:style style:name="P14" style:family="paragraph" style:parent-style-name="Text_20_body">
      <style:text-properties officeooo:rsid="0007d648" officeooo:paragraph-rsid="0007d648"/>
    </style:style>
    <style:style style:name="P15" style:family="paragraph" style:parent-style-name="Text_20_body">
      <style:text-properties officeooo:rsid="0008f1f5" officeooo:paragraph-rsid="0008f1f5"/>
    </style:style>
    <style:style style:name="P16" style:family="paragraph" style:parent-style-name="Text_20_body">
      <style:text-properties officeooo:rsid="0008f1f5" officeooo:paragraph-rsid="0008f1f5" fo:background-color="#fff200"/>
    </style:style>
    <style:style style:name="P17" style:family="paragraph" style:parent-style-name="Heading_20_1">
      <style:text-properties officeooo:rsid="0001c693" officeooo:paragraph-rsid="0001c693"/>
    </style:style>
    <style:style style:name="P18" style:family="paragraph" style:parent-style-name="Table_20_Contents">
      <style:paragraph-properties fo:text-align="center" style:justify-single-word="false"/>
      <style:text-properties officeooo:rsid="00043848" officeooo:paragraph-rsid="00043848"/>
    </style:style>
    <style:style style:name="P19" style:family="paragraph" style:parent-style-name="Table_20_Contents">
      <style:paragraph-properties fo:text-align="center" style:justify-single-word="false"/>
      <style:text-properties fo:font-weight="bold" officeooo:rsid="00043848" officeooo:paragraph-rsid="00043848" style:font-weight-asian="bold" style:font-weight-complex="bold"/>
    </style:style>
    <style:style style:name="P20" style:family="paragraph" style:parent-style-name="Table_20_Contents">
      <style:paragraph-properties fo:text-align="center" style:justify-single-word="false"/>
      <style:text-properties fo:font-weight="bold" officeooo:rsid="0004889a" officeooo:paragraph-rsid="0004889a" style:font-weight-asian="bold" style:font-weight-complex="bold"/>
    </style:style>
    <style:style style:name="P21" style:family="paragraph" style:parent-style-name="Table_20_Contents">
      <style:paragraph-properties fo:text-align="center" style:justify-single-word="false"/>
      <style:text-properties fo:font-weight="normal" officeooo:rsid="0004889a" officeooo:paragraph-rsid="0004889a" style:font-weight-asian="normal" style:font-weight-complex="normal"/>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Table_20_Contents">
      <style:paragraph-properties fo:text-align="center" style:justify-single-word="false"/>
      <style:text-properties fo:font-weight="normal" officeooo:rsid="0005febe" officeooo:paragraph-rsid="0005febe" style:font-weight-asian="normal" style:font-weight-complex="normal"/>
    </style:style>
    <style:style style:name="P24" style:family="paragraph" style:parent-style-name="Heading_20_2">
      <style:text-properties officeooo:rsid="0007d648" officeooo:paragraph-rsid="0007d648"/>
    </style:style>
    <style:style style:name="T1" style:family="text">
      <style:text-properties officeooo:rsid="0001c693"/>
    </style:style>
    <style:style style:name="T2" style:family="text">
      <style:text-properties officeooo:rsid="00033ff1"/>
    </style:style>
    <style:style style:name="T3" style:family="text">
      <style:text-properties officeooo:rsid="00043848"/>
    </style:style>
    <style:style style:name="T4" style:family="text">
      <style:text-properties officeooo:rsid="0004889a"/>
    </style:style>
    <style:style style:name="T5" style:family="text">
      <style:text-properties style:text-position="super 58%" officeooo:rsid="0004889a"/>
    </style:style>
    <style:style style:name="T6" style:family="text">
      <style:text-properties officeooo:rsid="0008f1f5"/>
    </style:style>
    <style:style style:name="T7" style:family="text">
      <style:text-properties fo:font-style="italic" officeooo:rsid="0008f1f5" style:font-style-asian="italic" style:font-style-complex="italic"/>
    </style:style>
    <style:style style:name="T8" style:family="text">
      <style:text-properties fo:font-style="normal" officeooo:rsid="0008f1f5"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formatique Bio Inspirée – Algorithmes Génétiques</text:h>
      <text:p text:style-name="P7"/>
      <text:p text:style-name="P5"><text:tab/>L’objectif de ce TP est de trouver un mot de passe en se reposant sur un score donné à chaque tentative.</text:p>
      <text:p text:style-name="P5"><text:tab/>Sujet : <text:a xlink:type="simple" xlink:href="https://perso.liris.cnrs.fr/sforest/ibi/sujet.pdf" text:style-name="Internet_20_link" text:visited-style-name="Visited_20_Internet_20_Link">https://perso.liris.cnrs.fr/sforest/ibi/sujet.pdf</text:a></text:p>
      <text:p text:style-name="P5"><text:tab/>Code source : <text:a xlink:type="simple" xlink:href="https://github.com/BruJu/IBI-Genetics" text:style-name="Internet_20_link" text:visited-style-name="Visited_20_Internet_20_Link">https://github.com/BruJu/IBI-Genetics</text:a></text:p>
      <text:p text:style-name="P5"/>
      <text:h text:style-name="Heading_20_2" text:outline-level="2">Choix d’implémentation</text:h>
      <text:p text:style-name="P8"/>
      <text:h text:style-name="P1" text:outline-level="3">Génotype</text:h>
      <text:p text:style-name="P8"><text:tab/>Nous avons choisis pour génotype les mots de passes en eux-même. Le génotype est donc identique au phénotype.</text:p>
      <text:p text:style-name="P8"><text:tab/>Nous avons fait ce choix car nous n’avons pas trouvé de génotype qui serait différent du phénotype tout en étant efficace.</text:p>
      <text:p text:style-name="P8"/>
      <text:p text:style-name="P8"><text:tab/>Une de nos idées étaient en revanche d’agrémenter le génotype de méta données. Par exemple, une de nos implémentations étaient de donner au mot une plage de lettres qui serait marquées comme « protégées » avec une mutation qui changeait des lettres non protégées. Cette implémentation donnait néanmoins de moins bons résultats que la version de base.</text:p>
      <text:p text:style-name="P8"><text:tab/>Un autre idée fût d’attribuer aux mots une liste de poids lors d’un crossing over, en donnant un poids de 0,2 pour les lettres dont les deux individus d’origines ont la même, et un poids de 0,6 pour les lettres dont les deux individus d’origines ont des lettres différentes. Cette implémentation compliquait néanmoins grandement le code, pour un apport de performances faibles sur ce que nous avons testé.</text:p>
      <text:p text:style-name="P8"/>
      <text:p text:style-name="P8"/>
      <text:h text:style-name="P1" text:outline-level="3">Sélection</text:h>
      <text:p text:style-name="P5"><text:tab/><text:span text:style-name="T4">Nous effectuons de l’élitisme pour la principale raison que expérimentalement cela semble être le plus performant pour converger rapidement vers un score élevé.</text:span></text:p>
      <text:p text:style-name="P5"><text:tab/><text:span text:style-name="T4">Lors de la sélection, nous utilisons un score qui est égal à l’opposé du rang (le 1</text:span><text:span text:style-name="T5">er</text:span><text:span text:style-name="T4"> a un score de 100, le second un score de 99 …). Nous avions à l’origine choisit un poids égal au score, mais le lissage trop important du score à partir de 0,75 semble nuire fortement à l’amélioration du score.</text:span></text:p>
      <text:p text:style-name="P5"><text:soft-page-break/></text:p>
      <text:p text:style-name="P9"/>
      <text:h text:style-name="P2" text:outline-level="3">Mutation</text:h>
      <text:p text:style-name="P9"><text:tab/><text:span text:style-name="T2">A chaque itération, nous n’appliquons qu’une mutation sur le mot (à l’origine, nous avions défini un taux de mutation sur un mot entier inférieur à 1, mais expérimentalement, les meilleurs résultats sont lorsque l’on force la mutation des mots).</text:span></text:p>
      <text:p text:style-name="P9"><text:tab/><text:span text:style-name="T2">Les mutations que nous avons défini sont les suivantes :</text:span></text:p>
      <table:table table:name="Table1" table:style-name="Table1">
        <table:table-column table:style-name="Table1.A"/>
        <table:table-column table:style-name="Table1.B"/>
        <table:table-row>
          <table:table-cell table:style-name="Table1.A1" office:value-type="string">
            <text:p text:style-name="P19">Nom</text:p>
          </table:table-cell>
          <table:table-cell table:style-name="Table1.B1" office:value-type="string">
            <text:p text:style-name="P19">Description</text:p>
          </table:table-cell>
        </table:table-row>
        <table:table-row>
          <table:table-cell table:style-name="Table1.A2" office:value-type="string">
            <text:p text:style-name="P18">Ajout / Suppression de lettres</text:p>
          </table:table-cell>
          <table:table-cell table:style-name="Table1.B2" office:value-type="string">
            <text:p text:style-name="P18">Ajoute ou supprime une lettre à une position aléatoire</text:p>
          </table:table-cell>
        </table:table-row>
        <table:table-row>
          <table:table-cell table:style-name="Table1.A2" office:value-type="string">
            <text:p text:style-name="P18">Inversion de lettres</text:p>
          </table:table-cell>
          <table:table-cell table:style-name="Table1.B2" office:value-type="string">
            <text:p text:style-name="P18">Inverse deux lettres. Trois versions existent : sur des lettres consécutives, sur des lettres prises aléatoirement et sur des lettres proches</text:p>
          </table:table-cell>
        </table:table-row>
        <table:table-row>
          <table:table-cell table:style-name="Table1.A2" office:value-type="string">
            <text:p text:style-name="P18">Changement de lettre</text:p>
          </table:table-cell>
          <table:table-cell table:style-name="Table1.B2" office:value-type="string">
            <text:p text:style-name="P18">Change une lettre. La position de la lettre peut être choisie soit aléatoirement, soit aléatoirement en fin de mot. Dans la version aléatoire, la lettre choisie peut être une lettre proche dans la liste de lettres</text:p>
          </table:table-cell>
        </table:table-row>
        <table:table-row>
          <table:table-cell table:style-name="Table1.A2" office:value-type="string">
            <text:p text:style-name="P18">Décalage</text:p>
          </table:table-cell>
          <table:table-cell table:style-name="Table1.B2" office:value-type="string">
            <text:p text:style-name="P18">Décale les lettres d’un cran vers la droite</text:p>
          </table:table-cell>
        </table:table-row>
      </table:table>
      <text:p text:style-name="P10"/>
      <text:p text:style-name="P12"><text:tab/>Les mutations appliquées selon l’étape de l’exécution change. Au début, certaines mutations comme le changement de lettre aléatoire sont privilégiées, et la plupart des mutations sont possibles. En fin d’exécution, on privilégie d’avantage les échanges et les changements en fin de mots pour essayer de viser les mutations qui donneront de manière heuristique les meilleures chances de terminer.</text:p>
      <text:p text:style-name="P9"/>
      <text:p text:style-name="P9"><text:tab/><text:span text:style-name="T3">L’ajout et la suppression de lettres sont des opérations naturelles pour ce problème car il faut être capable d’explorer toutes les tailles de mots enter 12 et 18 lettres.</text:span></text:p>
      <text:p text:style-name="P9"><text:tab/><text:span text:style-name="T3">L’inversion de lettres vient de l’observation que souvent en fin d’exploration, la solution peut être trouvée en inversant deux ou trois lettres. De plus souvent ces lettres sont assez proches. Les différentes versions ont été faites pour rechercher un équilibre entre nombre d’échanges possibles (réduction de l’espace de recherche) et nécessité de faire des échanges plus ou moins loin (ne pas exclure des possibilités que l’on aurait aimé avoir).</text:span></text:p>
      <text:p text:style-name="P9"><text:tab/><text:span text:style-name="T3">Le changement de lettre peut être vu comme un raccourcis de la suppression puis l’ajout de caractère. C’est une opération qui semble également naturelle de base. La version en fin de mot vient de l’observation que souvent, le début du mot est relativement stable entre différentes exécutions.</text:span></text:p>
      <text:p text:style-name="P9"/>
      <text:h text:style-name="P3" text:outline-level="3"><text:soft-page-break/>Cross-over</text:h>
      <text:p text:style-name="P11"><text:tab/>Pour réaliser un cross-over, on se contente de prendre le début du premier mot et la fin du second mot.</text:p>
      <text:p text:style-name="P11"><text:tab/>La motivation principale est qu’une version naïve de la fonction de score serait que chaque lettre bien placée vaut 1/taille du mot et que le reste vaut 0 (le score serait la somme du score de chaque position de lettre). Si on a un mot dont le début est correct et un mot donc la fin est correcte, alors ce type de cross-over permet d’obtenir directement la solution.</text:p>
      <text:p text:style-name="P11"><text:tab/>Dans la pratique, cette fonction de cross-over semble marcher plutôt bien pour notre génotype, d’où le fait que nous l’avons conservé.</text:p>
      <text:p text:style-name="P11"/>
      <text:h text:style-name="P4" text:outline-level="3">Valeur des hyper paramètres</text:h>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20">Paramètre</text:p>
          </table:table-cell>
          <table:table-cell table:style-name="Table2.A1" office:value-type="string">
            <text:p text:style-name="P20">Valeur</text:p>
          </table:table-cell>
          <table:table-cell table:style-name="Table2.C1" office:value-type="string">
            <text:p text:style-name="P20">Justification</text:p>
          </table:table-cell>
        </table:table-row>
        <table:table-row>
          <table:table-cell table:style-name="Table2.A2" office:value-type="string">
            <text:p text:style-name="P21">Nombre d’individus</text:p>
          </table:table-cell>
          <table:table-cell table:style-name="Table2.A2" office:value-type="string">
            <text:p text:style-name="P21">100</text:p>
          </table:table-cell>
          <table:table-cell table:style-name="Table2.C2" office:value-type="string">
            <text:p text:style-name="P21">La valeur de 100 a été choisie par défaut car il s’agit de la valeur la plus souvent mentionnée en TP.</text:p>
          </table:table-cell>
        </table:table-row>
        <table:table-row>
          <table:table-cell table:style-name="Table2.A2" office:value-type="string">
            <text:p text:style-name="P21">Elitisme</text:p>
          </table:table-cell>
          <table:table-cell table:style-name="Table2.A2" office:value-type="string">
            <text:p text:style-name="P21">10</text:p>
          </table:table-cell>
          <table:table-cell table:style-name="Table2.C2" office:value-type="string">
            <text:p text:style-name="P23">Why not</text:p>
          </table:table-cell>
        </table:table-row>
        <table:table-row>
          <table:table-cell table:style-name="Table2.A2" office:value-type="string">
            <text:p text:style-name="P22"/>
          </table:table-cell>
          <table:table-cell table:style-name="Table2.A2" office:value-type="string">
            <text:p text:style-name="P22"/>
          </table:table-cell>
          <table:table-cell table:style-name="Table2.C2" office:value-type="string">
            <text:p text:style-name="P22"/>
          </table:table-cell>
        </table:table-row>
        <table:table-row>
          <table:table-cell table:style-name="Table2.A2" office:value-type="string">
            <text:p text:style-name="P22"/>
          </table:table-cell>
          <table:table-cell table:style-name="Table2.A2" office:value-type="string">
            <text:p text:style-name="P22"/>
          </table:table-cell>
          <table:table-cell table:style-name="Table2.C2" office:value-type="string">
            <text:p text:style-name="P22"/>
          </table:table-cell>
        </table:table-row>
        <table:table-row>
          <table:table-cell table:style-name="Table2.A2" office:value-type="string">
            <text:p text:style-name="P22"/>
          </table:table-cell>
          <table:table-cell table:style-name="Table2.A2" office:value-type="string">
            <text:p text:style-name="P22"/>
          </table:table-cell>
          <table:table-cell table:style-name="Table2.C2" office:value-type="string">
            <text:p text:style-name="P22"/>
          </table:table-cell>
        </table:table-row>
        <table:table-row>
          <table:table-cell table:style-name="Table2.A2" office:value-type="string">
            <text:p text:style-name="P22"/>
          </table:table-cell>
          <table:table-cell table:style-name="Table2.A2" office:value-type="string">
            <text:p text:style-name="P22"/>
          </table:table-cell>
          <table:table-cell table:style-name="Table2.C2" office:value-type="string">
            <text:p text:style-name="P22"/>
          </table:table-cell>
        </table:table-row>
        <table:table-row>
          <table:table-cell table:style-name="Table2.A2" office:value-type="string">
            <text:p text:style-name="P22"/>
          </table:table-cell>
          <table:table-cell table:style-name="Table2.A2" office:value-type="string">
            <text:p text:style-name="P22"/>
          </table:table-cell>
          <table:table-cell table:style-name="Table2.C2" office:value-type="string">
            <text:p text:style-name="P22"/>
          </table:table-cell>
        </table:table-row>
        <table:table-row>
          <table:table-cell table:style-name="Table2.A2" office:value-type="string">
            <text:p text:style-name="P22"/>
          </table:table-cell>
          <table:table-cell table:style-name="Table2.A2" office:value-type="string">
            <text:p text:style-name="P22"/>
          </table:table-cell>
          <table:table-cell table:style-name="Table2.C2" office:value-type="string">
            <text:p text:style-name="P22"/>
          </table:table-cell>
        </table:table-row>
        <table:table-row>
          <table:table-cell table:style-name="Table2.A2" office:value-type="string">
            <text:p text:style-name="P22"/>
          </table:table-cell>
          <table:table-cell table:style-name="Table2.A2" office:value-type="string">
            <text:p text:style-name="P22"/>
          </table:table-cell>
          <table:table-cell table:style-name="Table2.C2" office:value-type="string">
            <text:p text:style-name="P22"/>
          </table:table-cell>
        </table:table-row>
      </table:table>
      <text:p text:style-name="P13"/>
      <text:p text:style-name="P16">TODO</text:p>
      <text:p text:style-name="P13"/>
      <text:p text:style-name="P13"/>
      <text:h text:style-name="P24" text:outline-level="2">Des courbes</text:h>
      <text:p text:style-name="P11"/>
      <text:p text:style-name="P16">TODO</text:p>
      <text:p text:style-name="P15"/>
      <text:p text:style-name="P15"/>
      <text:p text:style-name="P14"/>
      <text:p text:style-name="P9"><text:soft-page-break/></text:p>
      <text:p text:style-name="P9"/>
      <text:p text:style-name="P9"/>
      <text:p text:style-name="P9"/>
      <text:p text:style-name="P9"/>
      <text:p text:style-name="P6"/>
      <text:p text:style-name="P6"/>
      <text:p text:style-name="P5"/>
      <text:p text:style-name="P5"/>
      <text:p text:style-name="P5"/>
      <text:p text:style-name="P5"/>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ucida Sans Unicode"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ucida Sans Unicode"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tyle="italic" officeooo:rsid="0008f1f5" style:font-style-asian="italic" style:font-style-complex="italic"/>
    </style:style>
    <style:style style:name="MT2" style:family="text">
      <style:text-properties officeooo:rsid="0001c69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text:tab/><text:span text:style-name="MT1">Algorithmes Génétiques</text:span><text:tab/><text:span text:style-name="MT2">Julian BRUYAT<text:tab/><text:tab/>Jean-Philippe TISSERAND</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an Bruyat</meta:initial-creator>
    <meta:creation-date>2020-01-23T14:12:56.473202376</meta:creation-date>
    <dc:date>2020-01-23T18:06:12.737836212</dc:date>
    <dc:creator>Julian Bruyat</dc:creator>
    <meta:editing-duration>PT12M42S</meta:editing-duration>
    <meta:editing-cycles>4</meta:editing-cycles>
    <meta:generator>LibreOffice/6.0.7.3$Linux_X86_64 LibreOffice_project/00m0$Build-3</meta:generator>
    <meta:document-statistic meta:table-count="2" meta:image-count="0" meta:object-count="0" meta:page-count="4" meta:paragraph-count="48" meta:word-count="777" meta:character-count="4810" meta:non-whitespace-character-count="4060"/>
  </office:meta>
</office:document-meta>
</file>